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4.225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C++Now 2017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Trip repor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225cm" svg:x="2cm" svg:y="0.477cm" presentation:class="title" presentation:user-transformed="true">
          <draw:text-box>
            <text:p>Library in the week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Начинается в 8 утра <text:s/>- приходят самые целеустремлённые</text:p>
              </text:list-item>
              <text:list-item>
                <text:p>Веселья нет (8 утра никогда веселья нет)</text:p>
              </text:list-item>
              <text:list-item>
                <text:p>Цель: генерация идей и поиск помощников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Что сделали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oost.Algorithm: apply_permutation, weighted_shuffle, поговорили про поиск</text:p>
              </text:list-item>
              <text:list-item>
                <text:p>std::unit – началась имплементация</text:p>
              </text:list-item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Key talk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Сравнили C++ с Haskell, D и конечно же Rust.</text:p>
              </text:list-item>
              <text:list-item>
                <text:p>Что получилось в итоге: Haskell сам захотел украсть кучу всего у C++; D неплох, но никому не нужен; Rust манит к себе Borrow checker‘ом и пакетным менеджером (Но нам же не нужны лёгкие пути, правильно? :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td2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Исправление ошибок std</text:p>
              </text:list-item>
              <text:list-item>
                <text:p>Когда – неизвестно (Алистер говорит про C++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nstexpr ALL thing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Пишите везде constexpr</text:p>
              </text:list-item>
              <text:list-item>
                <text:p>А мы вот сделали очередной constexpr_string, constexpr_map, и т.д.</text:p>
              </text:list-item>
              <text:list-item>
                <text:p>А ещё даже написали constexpr JSON парсер!</text:p>
              </text:list-item>
              <text:list-item>
                <text:p>Кхм-кхм, кто-то смог сделать constexpr_allocator и мы зря старались??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Разговоры про Boos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Тотальная Cmake‘фикация Boost</text:p>
              </text:list-item>
              <text:list-item>
                <text:p>Boost.Beast </text:p>
              </text:list-item>
              <text:list-item>
                <text:p>Boost 2.0 (наслушались про std2)</text:p>
              </text:list-item>
              <text:list-item>
                <text:p>Вливание новых разработчиков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Аллокаторы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Аллокаторы нужны и важны</text:p>
              </text:list-item>
              <text:list-item>
                <text:p>Показали, чего можно достичь и какими путями</text:p>
              </text:list-item>
              <text:list-item>
                <text:p>А самое главное – показали адекватную методолгию сравнения аллокаторов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ightning talk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Безудержное веселье!</text:p>
              </text:list-item>
              <text:list-item>
                <text:p>За 5 минут тоже можно что-то рассказать</text:p>
              </text:list-item>
              <text:list-item>
                <text:p>В основном для отдыха после тяжёлого дня сплошных докладов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Всяко-разно<text:tab/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Страуструпа не было – фото с ним нет :-(</text:p>
              </text:list-item>
              <text:list-item>
                <text:p>В летней одежде топать по 10см снегу – не очень</text:p>
              </text:list-item>
              <text:list-item>
                <text:p>Медведи в городе – это норма!</text:p>
              </text:list-item>
              <text:list-item>
                <text:p>Одно из самых дорогих мес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 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номер&gt;</text:page-number></text:span><text:span text:style-name="MT2"> 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23:41:09.942788654</meta:creation-date>
    <meta:editing-duration>PT28M2S</meta:editing-duration>
    <meta:editing-cycles>11</meta:editing-cycles>
    <meta:generator>LibreOffice/5.3.4.2$Linux_X86_64 LibreOffice_project/30m0$Build-2</meta:generator>
    <dc:date>2017-07-19T02:49:01.515340354</dc:date>
    <meta:document-statistic meta:object-count="7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9900ff"/>
  <draw:color draw:name="Blue classic" draw:color="#cfe7f5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cc66ff"/>
  <draw:color draw:name="Blue classic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9933ff"/>
  <draw:color draw:name="Blue classic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6600ff"/>
  <draw:color draw:name="Blue classic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6600cc"/>
  <draw:color draw:name="Blue classic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330099"/>
  <draw:color draw:name="Blue classic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000033"/>
  <draw:color draw:name="Blue classic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330066"/>
  <draw:color draw:name="Blue classic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663399"/>
  <draw:color draw:name="Blue classic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9966cc"/>
  <draw:color draw:name="Blue classic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cc99ff"/>
  <draw:color draw:name="Blue classic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